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75038" officeooo:paragraph-rsid="00175038"/>
    </style:style>
    <style:style style:name="P2" style:family="paragraph" style:parent-style-name="Standard" style:list-style-name="L1">
      <style:paragraph-properties fo:line-height="150%"/>
      <style:text-properties officeooo:rsid="00175038" officeooo:paragraph-rsid="001c4df3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rsid="00175038" officeooo:paragraph-rsid="00175038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rsid="00175038" officeooo:paragraph-rsid="0017b1f8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rsid="00175038" officeooo:paragraph-rsid="00199a10"/>
    </style:style>
    <style:style style:name="P6" style:family="paragraph" style:parent-style-name="Standard" style:list-style-name="L1">
      <style:paragraph-properties fo:line-height="150%"/>
      <style:text-properties officeooo:rsid="0024e8e7" officeooo:paragraph-rsid="00175038"/>
    </style:style>
    <style:style style:name="P7" style:family="paragraph" style:parent-style-name="Standard" style:list-style-name="L1">
      <style:paragraph-properties fo:line-height="150%"/>
      <style:text-properties officeooo:rsid="0012decf" officeooo:paragraph-rsid="00175038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12decf" officeooo:paragraph-rsid="00199a10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rsid="00199a10" officeooo:paragraph-rsid="00199a10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99a10" officeooo:paragraph-rsid="00199a10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rsid="001b4d04" officeooo:paragraph-rsid="001b4d04"/>
    </style:style>
    <style:style style:name="P12" style:family="paragraph" style:parent-style-name="Standard">
      <style:paragraph-properties fo:line-height="150%"/>
      <style:text-properties officeooo:rsid="001b4d04" officeooo:paragraph-rsid="001b4d04"/>
    </style:style>
    <style:style style:name="P13" style:family="paragraph" style:parent-style-name="Standard">
      <style:paragraph-properties fo:line-height="150%"/>
      <style:text-properties officeooo:rsid="00139b79" officeooo:paragraph-rsid="00139b79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officeooo:rsid="00139b79" officeooo:paragraph-rsid="00175038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1c4df3" officeooo:paragraph-rsid="001c4df3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officeooo:rsid="001c4df3" officeooo:paragraph-rsid="0025ba3d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officeooo:rsid="001c4df3" officeooo:paragraph-rsid="001c4df3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officeooo:rsid="001d3994" officeooo:paragraph-rsid="001d3994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officeooo:rsid="001d3994" officeooo:paragraph-rsid="001d3994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use-window-font-color="true" officeooo:rsid="0025ba3d" officeooo:paragraph-rsid="0025ba3d"/>
    </style:style>
    <style:style style:name="P21" style:family="paragraph" style:parent-style-name="Standard">
      <style:paragraph-properties fo:line-height="150%"/>
      <style:text-properties officeooo:rsid="0016dcb8" officeooo:paragraph-rsid="0016dcb8"/>
    </style:style>
    <style:style style:name="P22" style:family="paragraph" style:parent-style-name="Standard" style:list-style-name="L2">
      <style:paragraph-properties fo:line-height="150%"/>
      <style:text-properties officeooo:rsid="0016dcb8" officeooo:paragraph-rsid="0022a8d9"/>
    </style:style>
    <style:style style:name="P23" style:family="paragraph" style:parent-style-name="Standard">
      <style:paragraph-properties fo:line-height="150%"/>
      <style:text-properties officeooo:rsid="0012f503" officeooo:paragraph-rsid="0016dcb8"/>
    </style:style>
    <style:style style:name="P24" style:family="paragraph" style:parent-style-name="Standard" style:list-style-name="L2">
      <style:paragraph-properties fo:line-height="150%"/>
      <style:text-properties officeooo:rsid="0012f503" officeooo:paragraph-rsid="0025ba3d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officeooo:rsid="0012f503" officeooo:paragraph-rsid="0022a8d9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officeooo:rsid="0027b0ff" officeooo:paragraph-rsid="0027b0ff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145f47" officeooo:paragraph-rsid="00199a10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29cd8f" officeooo:paragraph-rsid="0027b0ff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29cd8f" officeooo:paragraph-rsid="0029cd8f"/>
    </style:style>
    <style:style style:name="P30" style:family="paragraph" style:parent-style-name="Standard">
      <style:paragraph-properties fo:line-height="150%" text:number-lines="false" text:line-number="0"/>
      <style:text-properties officeooo:rsid="0012decf" officeooo:paragraph-rsid="0012decf"/>
    </style:style>
    <style:style style:name="P31" style:family="paragraph" style:parent-style-name="Standard" style:list-style-name="L1" style:master-page-name="">
      <style:paragraph-properties fo:line-height="150%" style:page-number="auto"/>
      <style:text-properties officeooo:rsid="0016dcb8" officeooo:paragraph-rsid="0016dcb8"/>
    </style:style>
    <style:style style:name="T1" style:family="text">
      <style:text-properties officeooo:rsid="00160cec"/>
    </style:style>
    <style:style style:name="T2" style:family="text">
      <style:text-properties officeooo:rsid="0016dcb8"/>
    </style:style>
    <style:style style:name="T3" style:family="text">
      <style:text-properties officeooo:rsid="00139b79"/>
    </style:style>
    <style:style style:name="T4" style:family="text">
      <style:text-properties officeooo:rsid="00175038"/>
    </style:style>
    <style:style style:name="T5" style:family="text">
      <style:text-properties officeooo:rsid="0012decf"/>
    </style:style>
    <style:style style:name="T6" style:family="text">
      <style:text-properties officeooo:rsid="0017b1f8"/>
    </style:style>
    <style:style style:name="T7" style:family="text">
      <style:text-properties officeooo:rsid="001b4d04"/>
    </style:style>
    <style:style style:name="T8" style:family="text">
      <style:text-properties officeooo:rsid="001f2a6b"/>
    </style:style>
    <style:style style:name="T9" style:family="text">
      <style:text-properties officeooo:rsid="00207f8d"/>
    </style:style>
    <style:style style:name="T10" style:family="text">
      <style:text-properties officeooo:rsid="0022a8d9"/>
    </style:style>
    <style:style style:name="T11" style:family="text">
      <style:text-properties officeooo:rsid="0022b771"/>
    </style:style>
    <style:style style:name="T12" style:family="text">
      <style:text-properties officeooo:rsid="00241f2b"/>
    </style:style>
    <style:style style:name="T13" style:family="text">
      <style:text-properties officeooo:rsid="0024e8e7"/>
    </style:style>
    <style:style style:name="T14" style:family="text">
      <style:text-properties officeooo:rsid="002595fd"/>
    </style:style>
    <style:style style:name="T15" style:family="text">
      <style:text-properties officeooo:rsid="0025ba3d"/>
    </style:style>
    <style:style style:name="T16" style:family="text">
      <style:text-properties officeooo:rsid="00297265"/>
    </style:style>
    <style:style style:name="T17" style:family="text">
      <style:text-properties officeooo:rsid="0029cd8f"/>
    </style:style>
    <style:style style:name="T18" style:family="text">
      <style:text-properties officeooo:rsid="002a9b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Anforderungsliste</text:span> Pflichtenheft</text:p>
      <text:p text:style-name="P13"/>
      <text:p text:style-name="P21">Funktionale Anforderungen</text:p>
      <text:p text:style-name="P23"/>
      <text:list xml:id="list261015021329799562" text:style-name="L1">
        <text:list-item>
          <text:p text:style-name="P31"><text:span text:style-name="T13">Der </text:span>Verwaltungsserver <text:span text:style-name="T16">zeigt</text:span> <text:span text:style-name="T13">die</text:span> Spielserver an.(muss)</text:p>
        </text:list-item>
        <text:list-item>
          <text:p text:style-name="P1"><text:span text:style-name="T13">Der </text:span>Client <text:span text:style-name="T18">muss</text:span> Spielserver auswählen und sich <text:span text:style-name="T13">mit ihnen</text:span> verbinden <text:span text:style-name="T18">können</text:span>.(muss)</text:p>
        </text:list-item>
        <text:list-item>
          <text:p text:style-name="P1"><text:span text:style-name="T13">Der </text:span>Client <text:span text:style-name="T17">muss</text:span> <text:span text:style-name="T13">einen</text:span> Namen <text:span text:style-name="T11">auswählen können.</text:span>(muss, impliziert <text:span text:style-name="T10">2</text:span>.)</text:p>
        </text:list-item>
        <text:list-item>
          <text:p text:style-name="P1"><text:span text:style-name="T13">Der </text:span>Spielserver beugt doppelten Namen vor.(muss, impliziert <text:span text:style-name="T10">3</text:span>.)</text:p>
        </text:list-item>
        <text:list-item>
          <text:p text:style-name="P6">Unser Client funktioniert mit unserem Spielserver.(muss)</text:p>
        </text:list-item>
        <text:list-item>
          <text:p text:style-name="P7"><text:span text:style-name="T13">U</text:span>nser Client <text:span text:style-name="T1">ist mit anderen Spiels</text:span>erver<text:span text:style-name="T1">n k</text:span>ompatibel.(soll)</text:p>
        </text:list-item>
        <text:list-item>
          <text:p text:style-name="P7"><text:span text:style-name="T13">U</text:span>nser <text:span text:style-name="T1">Server</text:span> <text:span text:style-name="T1">ist mit anderen </text:span>Client<text:span text:style-name="T13">en</text:span> <text:span text:style-name="T1">k</text:span>ompatibel.(soll)</text:p>
        </text:list-item>
        <text:list-item>
          <text:p text:style-name="P1"><text:span text:style-name="T13">D</text:span>as <text:span text:style-name="T5">Spiel kann gestartet werden.(muss)</text:span></text:p>
        </text:list-item>
        <text:list-item>
          <text:p text:style-name="P1"><text:span text:style-name="T13">Die</text:span> <text:span text:style-name="T5">Spieldaten werden korrekt </text:span>zum Clienten übertragen.(muss)</text:p>
        </text:list-item>
        <text:list-item>
          <text:p text:style-name="P1"><text:span text:style-name="T13">E</text:span>in Bomberman<text:span text:style-name="T3"> kann nach oben/unten/rechts/links laufen.(muss)</text:span></text:p>
        </text:list-item>
        <text:list-item>
          <text:p text:style-name="P2"><text:span text:style-name="T13">E</text:span>in Bomberman<text:span text:style-name="T3"> kann nicht über Bomben laufen.(muss)</text:span></text:p>
        </text:list-item>
        <text:list-item>
          <text:p text:style-name="P2"><text:span text:style-name="T14">Ei</text:span>n Bomberman<text:span text:style-name="T3"> kann nicht über Mauern laufen.(muss)</text:span></text:p>
        </text:list-item>
        <text:list-item>
          <text:p text:style-name="P3"><text:span text:style-name="T14">E</text:span>in Bomberman<text:span text:style-name="T3"> kann Bombe</text:span>n <text:span text:style-name="T3">legen.(muss)</text:span></text:p>
        </text:list-item>
        <text:list-item>
          <text:p text:style-name="P3"><text:span text:style-name="T14">E</text:span>in Bomberman<text:span text:style-name="T3"> darf maximal so viele Bomben legen wie in seine Bombentasche passen</text:span>.<text:span text:style-name="T3">(muss)</text:span></text:p>
        </text:list-item>
        <text:list-item>
          <text:p text:style-name="P3"><text:span text:style-name="T14">E</text:span>in Bomberman <text:span text:style-name="T3">kann Boni sammeln.(muss)</text:span></text:p>
        </text:list-item>
        <text:list-item>
          <text:p text:style-name="P4"><text:span text:style-name="T12">Ein </text:span>Bomberman<text:span text:style-name="T3"> kann sterben.(muss)</text:span></text:p>
        </text:list-item>
        <text:list-item>
          <text:p text:style-name="P3"><text:span text:style-name="T12">Ein </text:span>Bomberman <text:span text:style-name="T14">mit Rüstung wird unverwundbar.</text:span>(muss, <text:span text:style-name="T6">impliziert 16.</text:span>)</text:p>
        </text:list-item>
        <text:list-item>
          <text:p text:style-name="P3"><text:span text:style-name="T14">Ein </text:span>Bomberman <text:span text:style-name="T14">wird nach Ablauf der Rüstung wieder verwundbar.</text:span>(muss, impliziert <text:span text:style-name="T10">17</text:span>.)</text:p>
        </text:list-item>
        <text:list-item>
          <text:p text:style-name="P5"><text:span text:style-name="T14">Die </text:span>Bomben <text:span text:style-name="T9">haben den korrekten</text:span> Explosionsradius <text:span text:style-name="T14">des Spielers der sie platziert hat.(muss)</text:span></text:p>
        </text:list-item>
        <text:list-item>
          <text:p text:style-name="P3"><text:span text:style-name="T3">Bomben können </text:span>brüchige<text:span text:style-name="T3"> Wände zerstören.(muss)</text:span></text:p>
        </text:list-item>
        <text:list-item>
          <text:p text:style-name="P3">Bomben können feste Wände nicht zerstören.(muss)</text:p>
        </text:list-item>
        <text:list-item>
          <text:p text:style-name="P9"><text:span text:style-name="T14">Explodierende </text:span>Bomben <text:span text:style-name="T9">lösen Kettenreaktionen von Explosionen aus.(muss)</text:span></text:p>
        </text:list-item>
        <text:list-item>
          <text:p text:style-name="P11"><text:span text:style-name="T14">Ein Spieler mit Beschleunigungs-Powerup läuft schneller.</text:span>(soll, Modus B)</text:p>
        </text:list-item>
        <text:list-item>
          <text:p text:style-name="P11"><text:span text:style-name="T14">Ein Spieler mit Tritt-Powerup kann Bomben wegstoßen.</text:span>(soll, Modus B) </text:p>
        </text:list-item>
        <text:list-item>
          <text:p text:style-name="P11">Getretene Bomben stoppen bei Kontakt <text:span text:style-name="T14">mit Objekten</text:span>.<text:span text:style-name="T9">(</text:span>soll, Modus B)</text:p>
        </text:list-item>
        <text:list-item>
          <text:p text:style-name="P11"><text:span text:style-name="T14">Die </text:span>Explosionen der Superbombe <text:span text:style-name="T14">wird nicht durch Mauern gestoppt.</text:span>(soll, Modus B)</text:p>
        </text:list-item>
        <text:list-item>
          <text:p text:style-name="P11"><text:span text:style-name="T14">Das Maximum-Radius-Powerup setzt den Explosionsradius auf das Maximum.(</text:span>soll, Modus B)</text:p>
        </text:list-item>
        <text:list-item>
          <text:p text:style-name="P11"><text:span text:style-name="T14">Ein </text:span>Spieler mit Bombenläufer-<text:span text:style-name="T14">Powerup kann</text:span> <text:span text:style-name="T14">Bomben überqueren.</text:span>(soll, Modus B)</text:p>
        </text:list-item>
        <text:list-item>
          <text:p text:style-name="P3"><text:span text:style-name="T3">Inaktive Spieler </text:span>explodieren nach 30s.<text:span text:style-name="T3">(muss)</text:span></text:p>
        </text:list-item>
        <text:list-item>
          <text:p text:style-name="P14"><text:soft-page-break/><text:span text:style-name="T14">Die </text:span>KI kann <text:span text:style-name="T14">auf Wunsch</text:span> eingeschaltet werden.(soll)</text:p>
        </text:list-item>
        <text:list-item>
          <text:p text:style-name="P9"><text:span text:style-name="T14">Die </text:span>KI versucht Power<text:span text:style-name="T11">u</text:span>ps zu sammeln.(soll, impliziert <text:span text:style-name="T10">30</text:span>.)</text:p>
        </text:list-item>
        <text:list-item>
          <text:p text:style-name="P9"><text:span text:style-name="T14">Die </text:span>KI schließt sich nicht selbst ein.(soll, impliziert <text:span text:style-name="T7">30</text:span>.)</text:p>
        </text:list-item>
        <text:list-item>
          <text:p text:style-name="P9"><text:span text:style-name="T14">Die </text:span>KI tötet sich nicht selbst.(soll, impliziert <text:span text:style-name="T7">30</text:span>.)</text:p>
        </text:list-item>
        <text:list-item>
          <text:p text:style-name="P9"><text:span text:style-name="T14">Die </text:span>KI läuft aus Bombenradien heraus.(soll, impliziert <text:span text:style-name="T7">30</text:span>.)</text:p>
        </text:list-item>
        <text:list-item>
          <text:p text:style-name="P9"><text:span text:style-name="T14">Die </text:span>KI erkennt Kettenreaktionen von Bomben.(soll, impliziert <text:span text:style-name="T7">30</text:span>.)</text:p>
        </text:list-item>
        <text:list-item>
          <text:p text:style-name="P9"><text:span text:style-name="T14">Die </text:span>KI versucht Gegner zu töten.(soll, impliziert <text:span text:style-name="T7">30</text:span>.)</text:p>
        </text:list-item>
        <text:list-item>
          <text:p text:style-name="P9"><text:span text:style-name="T14">Die </text:span>KI versucht Kettenreaktionen <text:span text:style-name="T14">von Explosionen</text:span> zu nutzen.(soll, impliziert <text:span text:style-name="T7">30</text:span>.)</text:p>
        </text:list-item>
        <text:list-item>
          <text:p text:style-name="P9"><text:span text:style-name="T14">Das </text:span>Ranking wird korrekt berechnet.(soll)</text:p>
        </text:list-item>
        <text:list-item>
          <text:p text:style-name="P9"><text:span text:style-name="T14">Das </text:span>Ranking wird korrekt angezeigt.(soll)</text:p>
        </text:list-item>
        <text:list-item>
          <text:p text:style-name="P8"><text:span text:style-name="T14">U</text:span>nser Client ist mit den Servern anderer kompatibel.(soll)</text:p>
        </text:list-item>
        <text:list-item>
          <text:p text:style-name="P8"><text:span text:style-name="T14">U</text:span>nser Server ist mit den Client anderer kompatibel.(soll)</text:p>
        </text:list-item>
        <text:list-item>
          <text:p text:style-name="P15">Besiegte Spieler können <text:span text:style-name="T14">dem Spiel</text:span> zuschauen.(muss)</text:p>
        </text:list-item>
        <text:list-item>
          <text:p text:style-name="P15"><text:span text:style-name="T14">B</text:span>rüchige Mauern <text:span text:style-name="T8">werden bei Spielstart generiert.</text:span>(muss)</text:p>
        </text:list-item>
        <text:list-item>
          <text:p text:style-name="P18">Powerups werden <text:span text:style-name="T15">unter brüchigen Mauern generiert.</text:span>(muss)</text:p>
        </text:list-item>
        <text:list-item>
          <text:p text:style-name="P18">Powerups sind <text:span text:style-name="T15">nicht sichtbar bevor die Mauer zerstört ist.</text:span>(muss)</text:p>
        </text:list-item>
        <text:list-item>
          <text:p text:style-name="P18"><text:span text:style-name="T15">Spieler der alten Partie</text:span> werden <text:span text:style-name="T8">in</text:span> die Lobby <text:span text:style-name="T15">des nächsten Spieles</text:span> eingefügt.(soll)</text:p>
        </text:list-item>
        <text:list-item>
          <text:p text:style-name="P20">Am Server können Spieleinstellungen vorgenommen werden.(soll)</text:p>
        </text:list-item>
      </text:list>
      <text:p text:style-name="P27"/>
      <text:p text:style-name="P27"/>
      <text:p text:style-name="P12">Nicht funktionale Anforderungen</text:p>
      <text:p text:style-name="P10"/>
      <text:list xml:id="list6330067285233946693" text:style-name="L2">
        <text:list-item>
          <text:p text:style-name="P16"><text:span text:style-name="T15">Das </text:span>Handbuch <text:span text:style-name="T15">steht als </text:span>PDF-<text:span text:style-name="T15">Datei zur Verfügung.</text:span>(muss)</text:p>
        </text:list-item>
        <text:list-item>
          <text:p text:style-name="P17"><text:span text:style-name="T15">Das Handbuch ist g</text:span>rafisch visualisiert.(kann)</text:p>
        </text:list-item>
        <text:list-item>
          <text:p text:style-name="P19"><text:span text:style-name="T15">Die Fehlermeldungen klären aussagekräftig und verständlich über Probleme auf</text:span>(soll)</text:p>
        </text:list-item>
        <text:list-item>
          <text:p text:style-name="P22"><text:span text:style-name="T15">Der </text:span>Client <text:span text:style-name="T15">erreicht</text:span> mindestens <text:span text:style-name="T15">15</text:span> fps.(muss)</text:p>
        </text:list-item>
        <text:list-item>
          <text:p text:style-name="P22"><text:span text:style-name="T15">Der </text:span>Client <text:span text:style-name="T15">erreicht</text:span> <text:span text:style-name="T15">mindestens </text:span>30 fp<text:span text:style-name="T9">s.</text:span>(soll, impliziert <text:span text:style-name="T10">4</text:span>.)</text:p>
        </text:list-item>
        <text:list-item>
          <text:p text:style-name="P22"><text:span text:style-name="T15">Der </text:span>Client <text:span text:style-name="T15">erreicht </text:span>mindestens 60 fps.(kann, impliziert <text:span text:style-name="T10">5</text:span>.)</text:p>
        </text:list-item>
        <text:list-item>
          <text:p text:style-name="P24"><text:span text:style-name="T15">Die </text:span>Verbindung <text:span text:style-name="T15">wird mindestens 15</text:span> <text:span text:style-name="T15">mal</text:span> pro Sekund<text:span text:style-name="T4">e aktualisiert.</text:span>(muss<text:span text:style-name="T2">)</text:span></text:p>
        </text:list-item>
        <text:list-item>
          <text:p text:style-name="P24"><text:span text:style-name="T15">Die </text:span>Verbindung <text:span text:style-name="T15">wird mindestens</text:span> <text:span text:style-name="T15">3</text:span>0 <text:span text:style-name="T15">mal</text:span> pro Sekund<text:span text:style-name="T4">e aktualisiert.</text:span>(<text:span text:style-name="T2">soll impliziert 7)</text:span></text:p>
        </text:list-item>
        <text:list-item>
          <text:p text:style-name="P25"><text:span text:style-name="T15">Die </text:span>Verbindung <text:span text:style-name="T15">wird mindestens</text:span> <text:span text:style-name="T2">6</text:span>0 <text:span text:style-name="T15">mal</text:span> pro Sekund<text:span text:style-name="T4">e aktualisiert.</text:span>(<text:span text:style-name="T2">kann impliziert 8)</text:span></text:p>
        </text:list-item>
        <text:list-item>
          <text:p text:style-name="P26">Das Programm Bomberman wird mit der Programmiersprache Java programmiert.(muss)</text:p>
        </text:list-item>
        <text:list-item>
          <text:p text:style-name="P26">Der Programmcode wird auf englisch verfasst.(muss)</text:p>
        </text:list-item>
        <text:list-item>
          <text:p text:style-name="P26">Die Codebegleitenden Kommentare werden auf deutsch verfasst.(soll)</text:p>
        </text:list-item>
        <text:list-item>
          <text:p text:style-name="P26">Kommentare werden mittels Javadoc Format erstellt.(soll)</text:p>
        </text:list-item>
        <text:list-item>
          <text:p text:style-name="P26"><text:soft-page-break/>Programmtests werden mittel Junit durchgeführt.(soll)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07:46.592000000</meta:creation-date>
    <dc:date>2016-12-22T16:52:10.807000000</dc:date>
    <meta:editing-duration>PT1H26M41S</meta:editing-duration>
    <meta:editing-cycles>7</meta:editing-cycles>
    <meta:generator>LibreOffice/4.2.5.2$Windows_x86 LibreOffice_project/6ff819b65674ae6c83f3cbab9e4a4c2b292a7a94</meta:generator>
    <meta:document-statistic meta:table-count="0" meta:image-count="0" meta:object-count="0" meta:page-count="3" meta:paragraph-count="64" meta:word-count="535" meta:character-count="3950" meta:non-whitespace-character-count="3539"/>
  </office:meta>
</office:document-meta>
</file>